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Info.getFo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getTripletsForName( String fo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ntInfo.hasFont( String family , String style , in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Info.getUsedFo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addFontProperties( String name , String family , String style , in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notifyFontReplacement( FontTriplet replacedKey , FontTriplet new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ntInfo.getFontInstance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Info.logDuplicateFont( FontTriplet triplet , boolean replacing , String oldKey , int oldPriority , String newKey , int newPrio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ntInfo.getTripletFor( String fo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Info.addFontProperties( String internalFontKey , FontTriplet tripl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ntInfo.getTripletsFor( String fo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ntInfo.fontLookup( String family , String style , int weight , boolean substitut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ntInfo.addMetrics( String internalFontKey , FontMetrics metri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Info.getFontInstanceForAWTFont( java . awt . Font awtFo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ontInfo.getInternalFontKey( FontTriplet tri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findAdjustWeight( String family , String style , int weigh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ontInfo.fontLookup( String family , String style , in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setEventListener( Font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fuzzyFontLookup( String family , String style , int weight , FontTriplet startKey , boolean substitutabl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FontInfo.getFontWeightFor( String fo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Info.getFontInstance( FontTriplet triplet , int font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ntInfo.isSetup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Info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ntInfo.createFontKey( String family , String style , in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fontLookup( String [ ] families , String style , int weight , boolean substitut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ntInfo.getLoggedFont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Info.addFontProperties( String name , String [ ] families , String style , int w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Info.useFont( String intern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getMetricsFor( String fo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Info.fontLookup( String [ ] families , String style , int weigh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ntInfo.getFontTrip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Info.dumpAllTripletsToSystem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.getFontStyleFor( String fo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